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der voltag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ver voltag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ntinuous Current</text:p>
          </table:table-cell>
          <table:table-cell office:value-type="string" calcext:value-type="string">
            <text:p>5.5A</text:p>
          </table:table-cell>
          <table:table-cell/>
        </table:table-row>
        <table:table-row table:style-name="ro1">
          <table:table-cell office:value-type="string" calcext:value-type="string">
            <text:p>2ms Blanking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30uF</text:p>
          </table:table-cell>
          <table:table-cell/>
        </table:table-row>
        <table:table-row table:style-name="ro1">
          <table:table-cell office:value-type="string" calcext:value-type="string">
            <text:p>Output Rise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Current Ma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lanking Time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000" calcext:value-type="float">
            <text:p>4700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9000" calcext:value-type="float">
            <text:p>390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3000" calcext:value-type="float">
            <text:p>43000</text:p>
          </table:table-cell>
          <table:table-cell/>
        </table:table-row>
        <table:table-row table:style-name="ro1">
          <table:table-cell office:value-type="string" calcext:value-type="string">
            <text:p>R2+R3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2+R3-R2</text:p>
          </table:table-cell>
          <table:table-cell table:formula="of:=[.B14]-[.B12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der 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lo(rising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uv</text:p>
          </table:table-cell>
          <table:table-cell table:formula="of:=[.B18]*([.B11]+[.B12]+[.B13])/([.B12]+[.B13])" office:value-type="float" office:value="8.07804878048781" calcext:value-type="float">
            <text:p>8.07804878048781</text:p>
          </table:table-cell>
          <table:table-cell/>
        </table:table-row>
        <table:table-row table:style-name="ro1">
          <table:table-cell office:value-type="string" calcext:value-type="string">
            <text:p>Vuv_test</text:p>
          </table:table-cell>
          <table:table-cell table:formula="of:=[.B18]*([.B14]+[.B11])/[.B14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ver 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lo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Vov</text:p>
          </table:table-cell>
          <table:table-cell table:formula="of:=[.B23]*([.B11]+[.B12]+[.B13])/[.B13]" office:value-type="float" office:value="15.4046511627907" calcext:value-type="float">
            <text:p>15.4046511627907</text:p>
          </table:table-cell>
          <table:table-cell/>
        </table:table-row>
        <table:table-row table:style-name="ro1">
          <table:table-cell office:value-type="string" calcext:value-type="string">
            <text:p>Vov_test</text:p>
          </table:table-cell>
          <table:table-cell table:formula="of:=[.B23]*([.B11]+[.B12]+[.B15])/[.B15]" office:value-type="string" office:string-value="" calcext:value-type="error">
            <text:p>#VALUE!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w Rate</text:p>
          </table:table-cell>
          <table:table-cell table:formula="of:=12/[.B7]" office:value-type="float" office:value="0.6" calcext:value-type="float">
            <text:p>0.6</text:p>
          </table:table-cell>
          <table:table-cell office:value-type="string" calcext:value-type="string">
            <text:p>v/ms</text:p>
          </table:table-cell>
        </table:table-row>
        <table:table-row table:style-name="ro1">
          <table:table-cell office:value-type="string" calcext:value-type="string">
            <text:p>Cdvdt</text:p>
          </table:table-cell>
          <table:table-cell table:formula="of:=2000/[.B29]" office:value-type="float" office:value="3333.33333333333" calcext:value-type="float">
            <text:p>3333.33333333333</text:p>
          </table:table-cell>
          <table:table-cell office:value-type="string" calcext:value-type="string">
            <text:p>pF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m</text:p>
          </table:table-cell>
          <table:table-cell table:formula="of:=3334/[.B8]" office:value-type="float" office:value="555.666666666667" calcext:value-type="float">
            <text:p>555.666666666667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vercurrent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imer</text:p>
          </table:table-cell>
          <table:table-cell table:formula="of:=[.B9]*1.8/1.51" office:value-type="float" office:value="3.33774834437086" calcext:value-type="float">
            <text:p>3.33774834437086</text:p>
          </table:table-cell>
          <table:table-cell office:value-type="string" calcext:value-type="string">
            <text:p>nF</text:p>
          </table:table-cell>
        </table:table-row>
      </table:table>
      <table:table table:name="5V_Suppl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M2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ti.com/lit/ds/symlink/lm22680.pdf?HQS=dis-dk-null-digikeymode-dsf-pf-null-wwe&amp;ts=1633503149819&amp;ref_url=https%253A%252F%252Fwww.ti.com%252Fgeneral%252Fdocs%252Fsuppproductinfo.tsp%253FdistId%253D10%2526gotoUrl%253Dhttps%253A%252F%252Fwww.ti.com%252Flit%252Fgpn%252Flm2268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in 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in M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in Te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out 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out Mi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sw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Hz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nductor Selection: 8.2.1.2.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(Vin – Vout) * Vout / (0.3 * Iout * Fsw * Vin)</text:p>
          </table:table-cell>
          <table:table-cell/>
        </table:table-row>
        <table:table-row table:style-name="ro1">
          <table:table-cell/>
          <table:table-cell table:formula="of:=([.B6]-[.B7])*[.B7]/(0.3*[.B10]*[.B11]*[.B6])" office:value-type="float" office:value="0.0101357142857143" calcext:value-type="float">
            <text:p>0.010135714285714</text:p>
          </table:table-cell>
          <table:table-cell/>
        </table:table-row>
        <table:table-row table:style-name="ro1">
          <table:table-cell office:value-type="string" calcext:value-type="string">
            <text:p>Selected L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ipple Current</text:p>
          </table:table-cell>
          <table:table-cell office:value-type="string" calcext:value-type="string">
            <text:p>(Vin – Vout) * Vout /(L * Fsw * Vin)</text:p>
          </table:table-cell>
          <table:table-cell/>
        </table:table-row>
        <table:table-row table:style-name="ro1">
          <table:table-cell/>
          <table:table-cell table:formula="of:=([.B6]-[.B7])*[.B7]/([.B19]*[.B11]*[.B6])" office:value-type="float" office:value="0.506785714285714" calcext:value-type="float">
            <text:p>0.506785714285714</text:p>
          </table:table-cell>
          <table:table-cell/>
        </table:table-row>
        <table:table-row table:style-name="ro1">
          <table:table-cell office:value-type="string" calcext:value-type="string">
            <text:p>Peak Current</text:p>
          </table:table-cell>
          <table:table-cell table:formula="of:=[.B8]+(0.5*[.B21])" office:value-type="float" office:value="2.25339285714286" calcext:value-type="float">
            <text:p>2.253392857142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1:54:17.3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5:49:33</meta:creation-date>
    <dc:date>2021-10-06T12:14:17.931000000</dc:date>
    <meta:editing-duration>PT32M45S</meta:editing-duration>
    <meta:editing-cycles>2</meta:editing-cycles>
    <meta:generator>LibreOffice/6.1.0.3$Windows_X86_64 LibreOffice_project/efb621ed25068d70781dc026f7e9c5187a4decd1</meta:generator>
    <meta:document-statistic meta:table-count="2" meta:cell-count="96" meta:object-count="0"/>
  </office:meta>
</office:document-meta>
</file>